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D5000022FB0000160247D36F1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8">
      <style:paragraph-properties fo:margin-left="0cm" fo:margin-right="0cm" fo:text-indent="0cm" style:auto-text-indent="false"/>
    </style:style>
    <style:style style:name="P16" style:family="paragraph" style:parent-style-name="Standard" style:list-style-name="L9">
      <style:paragraph-properties fo:margin-left="0cm" fo:margin-right="0cm" fo:text-indent="0cm" style:auto-text-indent="false"/>
    </style:style>
    <style:style style:name="P17" style:family="paragraph" style:parent-style-name="Standard" style:list-style-name="L10">
      <style:paragraph-properties fo:margin-left="0cm" fo:margin-right="0cm" fo:text-indent="0cm" style:auto-text-indent="false"/>
    </style:style>
    <style:style style:name="P18" style:family="paragraph" style:parent-style-name="Standard" style:list-style-name="L11">
      <style:paragraph-properties fo:margin-left="0cm" fo:margin-right="0cm" fo:text-indent="0cm" style:auto-text-indent="false"/>
    </style:style>
    <style:style style:name="P19" style:family="paragraph" style:parent-style-name="Standard" style:list-style-name="L12">
      <style:paragraph-properties fo:margin-left="0cm" fo:margin-right="0cm" fo:text-indent="0cm" style:auto-text-indent="false"/>
    </style:style>
    <style:style style:name="P20" style:family="paragraph" style:parent-style-name="Standard" style:list-style-name="L13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: Réunion du 03/01/2013</text:p>
      <text:p text:style-name="P2"/>
      <text:p text:style-name="P3"><text:span text:style-name="T1">Participants </text:span>: Lucas, Matthieu, Elliot, Kévin, Aurélien, Quentin, Nicolas</text:p>
      <text:p text:style-name="P4">Consultants <text:span text:style-name="T3">: Michael, florianne</text:span></text:p>
      <text:p text:style-name="Standard"/>
      <text:p text:style-name="P7">BILAN GLOBAL</text:p>
      <text:p text:style-name="P7"/>
      <text:list xml:id="list36697948" text:style-name="L5">
        <text:list-item>
          <text:p text:style-name="P10">9 comptes-rendu</text:p>
        </text:list-item>
        <text:list-item>
          <text:p text:style-name="P10">idées assez précise mais pas de code</text:p>
        </text:list-item>
      </text:list>
      <text:list xml:id="list36717053" text:style-name="L4">
        <text:list-item>
          <text:p text:style-name="P9">comparaison de prototypes et de performance</text:p>
        </text:list-item>
        <text:list-item>
          <text:p text:style-name="P9">bilaniste : mitigé → on garde pour l'instant : </text:p>
          <text:list>
            <text:list-header>
              <text:p text:style-name="P9">lucas nouveau bilaniste (pour deux mois)</text:p>
            </text:list-header>
          </text:list>
        </text:list-item>
      </text:list>
      <text:list xml:id="list36689976" text:style-name="L3">
        <text:list-item>
          <text:p text:style-name="P8">Motivation : essaye de trouver des idées pour garder la motivation</text:p>
          <text:p text:style-name="P8">- chocolat ? Choco-comit</text:p>
        </text:list-item>
      </text:list>
      <text:p text:style-name="Standard"><text:tab/>- image de vers en pièce jointe dans les mails</text:p>
      <text:p text:style-name="Standard"/>
      <text:p text:style-name="Standard">Groupe de travail ?</text:p>
      <text:p text:style-name="Standard"><text:tab/>Il a été reproposé de faire des groupes de travail</text:p>
      <text:p text:style-name="Standard"><text:tab/>→ binôme</text:p>
      <text:p text:style-name="Standard"><text:tab/>→ pas de remarque = accepté en cas de non réponse (acceptation par omission)</text:p>
      <text:p text:style-name="Standard"/>
      <text:p text:style-name="Standard">Nouveau membre ? Non pas pour le moment (on a pas de code pour l'instant et un groupe trop grand serait plus dure à gérer )</text:p>
      <text:p text:style-name="Standard"/>
      <text:p text:style-name="P6">Rappel du langage utilisé</text:p>
      <text:p text:style-name="Standard">code =&gt; fonctionnement</text:p>
      <text:p text:style-name="Standard"><text:tab/>→ java</text:p>
      <text:p text:style-name="Standard"><text:tab/>→ librairie (slick mais pas trop dépendant) et itération</text:p>
      <text:p text:style-name="Standard"/>
      <text:p text:style-name="P7">Disponibilité</text:p>
      <text:p text:style-name="Standard"/>
      <text:p text:style-name="Standard">disponibilité future : aléatoire</text:p>
      <text:p text:style-name="Standard"><text:tab/>elliot : ne sais pas</text:p>
      <text:p text:style-name="Standard"><text:tab/>matt : vendredi soir</text:p>
      <text:p text:style-name="Standard"><text:tab/>nico : soir sauf weekend</text:p>
      <text:p text:style-name="Standard"><text:tab/>kevin : vendredi ou samedi soir</text:p>
      <text:p text:style-name="Standard"><text:tab/>aurelien : weekend le matin</text:p>
      <text:p text:style-name="Standard"><text:tab/>quentin : vendredi soir</text:p>
      <text:p text:style-name="Standard"><text:tab/>lucas : ?</text:p>
      <text:p text:style-name="Standard">pour l'instant on garde le vendredi soir.</text:p>
      <text:p text:style-name="Standard">Chargé d'organisation : motivation suivant l'implication</text:p>
      <text:p text:style-name="Standard"/>
      <text:p text:style-name="Standard">organisation future : planning avec date =&gt; planning sans date =&gt; roadmap, mileston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Choix du style de jeux </text:p>
      <text:p text:style-name="P14">essai de classement selon des catégories :</text:p>
      <text:p text:style-name="P5"><draw:frame draw:style-name="fr1" draw:name="images1" text:anchor-type="paragraph" svg:width="11.876cm" svg:height="8.269cm" draw:z-index="0"><draw:image xlink:href="Pictures/200001D5000022FB0000160247D36F14.svm" xlink:type="simple" xlink:show="embed" xlink:actuate="onLoad"/></draw:frame></text:p>
      <text:p text:style-name="P5"/>
      <text:p text:style-name="P5"><text:span text:style-name="T4">plateforme </text:span>: difficulté de la plateforme : saut, ...</text:p>
      <text:p text:style-name="P5"><text:span text:style-name="T4">tactique </text:span>: nombre de piège qui peuvent nous servir pour battre des ennemis</text:p>
      <text:p text:style-name="P5"><text:span text:style-name="T4">combat </text:span>: complexité du combat (nombre de coup, nombre de touche, nombre d'ennemis, …)</text:p>
      <text:p text:style-name="P5"><text:span text:style-name="T4">combinaison inventair</text:span>e : objet que l'on trouve dans d'autre niveau pour pouvoir résoudre d'autre niveau</text:p>
      <text:p text:style-name="P5"><text:span text:style-name="T4">puzzle/réflexion</text:span> : temps de réflexion pour résoudre le niveau, complexité du niveau</text:p>
      <text:p text:style-name="P5"><text:span text:style-name="T4">vitesse </text:span>: déplacement des objets</text:p>
      <text:p text:style-name="P5"/>
      <text:p text:style-name="P5">Au final on a un recoupement des catégories entre elles et nos choix ne sont pas identique</text:p>
      <text:p text:style-name="P5">=&gt;Abandons du beau graphique pour l'instant.</text:p>
      <text:p text:style-name="P5">Style définit en fonction des idées de niveau, de mouvement, d'attaque, ….</text:p>
      <text:p text:style-name="P5"/>
      <text:p text:style-name="P13">Point supplémentaire</text:p>
      <text:p text:style-name="P5"/>
      <text:p text:style-name="P5">Suite aux travails de kevin sur document aide à la création de jeux, on a définit certain point :</text:p>
      <text:p text:style-name="P7"/>
      <text:list xml:id="list37226381" text:style-name="L8">
        <text:list-item>
          <text:p text:style-name="P15">sauvegarde automatique à la fin de chaque niveau</text:p>
        </text:list-item>
      </text:list>
      <text:list xml:id="list37233543" text:style-name="L9">
        <text:list-item>
          <text:p text:style-name="P16">nombre fini de continue entre deux checkpoint</text:p>
        </text:list-item>
      </text:list>
      <text:list xml:id="list37231802" text:style-name="L10">
        <text:list-item>
          <text:p text:style-name="P17">nombre de continue restauré à chaque checkpoint</text:p>
        </text:list-item>
      </text:list>
      <text:list xml:id="list37205450" text:style-name="L11">
        <text:list-item>
          <text:p text:style-name="P18">plus de continue redémarre le niveau</text:p>
        </text:list-item>
      </text:list>
      <text:list xml:id="list37219306" text:style-name="L12">
        <text:list-item>
          <text:p text:style-name="P19">introduction d'élément aléatoire entre 2 checkpoint</text:p>
        </text:list-item>
      </text:list>
      <text:p text:style-name="P5"><text:tab/>→ skin, ennemis, … (pour ne pas refaire exactement la même chose)</text:p>
      <text:list xml:id="list37220717" text:style-name="L13">
        <text:list-item>
          <text:p text:style-name="P20">caméra suivant graduellement.</text:p>
          <text:p text:style-name="P20"/>
        </text:list-item>
      </text:list>
      <text:p text:style-name="P5">Discussion sur l'implication des choix du début sur le corps, simple filtre ou autre niveau en fonction du choix</text:p>
      <text:p text:style-name="P5">→ idée toujours en discussion</text:p>
      <text:p text:style-name="P5"/>
      <text:p text:style-name="P13">Ce qui a été décidé :</text:p>
      <text:p text:style-name="P5">*mort fun</text:p>
      <text:p text:style-name="P5">*échelle/taille bloc conception physique personnage<text:tab/></text:p>
      <text:p text:style-name="P5"><text:tab/>→ spelunky en « interne » mais visuellement moins carré</text:p>
      <text:p text:style-name="P5"><text:tab/>→ perso + fin</text:p>
      <text:list xml:id="list36666617" text:style-name="L1">
        <text:list-header>
          <text:p text:style-name="P12">*son : plus tard</text:p>
        </text:list-header>
      </text:list>
      <text:p text:style-name="P5"><text:tab/>bruitage à la bouche ?</text:p>
      <text:p text:style-name="P5">*4 touche de direction + 2 touche attaque + touche saut</text:p>
      <text:p text:style-name="P5"/>
      <text:p text:style-name="P5"><text:soft-page-break/><text:span text:style-name="T2">graphisme</text:span></text:p>
      <text:p text:style-name="P5">trait/pas trait</text:p>
      <text:p text:style-name="P5">*niveau détail</text:p>
      <text:p text:style-name="P5">*différent style / complexité graphique</text:p>
      <text:p text:style-name="P5"/>
      <text:p text:style-name="P5">prochaine réunion mumble sur un salon de celui de Michael : <text:span text:style-name="T5">vendredi 25 janvier 21h</text:span></text:p>
      <text:p text:style-name="P5"/>
      <text:p text:style-name="P21">Tache à effectuer :</text:p>
      <text:p text:style-name="P5"><text:span text:style-name="T4">Elliot </text:span>: background niveau</text:p>
      <text:p text:style-name="P5"><text:span text:style-name="T4">Mat </text:span>: code review, étude de slick</text:p>
      <text:p text:style-name="P5"><text:span text:style-name="T4">Lucas </text:span>: wiki, outil de dev, structure des fichier de configuration du jeux, physique</text:p>
      <text:p text:style-name="P5"><text:span text:style-name="T4">Kevin </text:span>: planning sur le wiki</text:p>
      <text:p text:style-name="P5"><text:span text:style-name="T4">Gaetan </text:span>: code animation</text:p>
      <text:p text:style-name="P5"><text:span text:style-name="T4">Nicolas </text:span>: physique, numérisation des notes de niveau</text:p>
      <text:p text:style-name="P5"/>
      <text:p text:style-name="P5">ceux qui reste peuvent aider les aut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6cm" fo:margin-bottom="0.977cm" fo:margin-left="0.997cm" fo:margin-right="1.15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nicolas</meta:initial-creator>
    <meta:creation-date>2013-01-04T15:01:33.46</meta:creation-date>
    <dc:date>2013-01-05T17:37:31.30</dc:date>
    <dc:creator>T nicolas</dc:creator>
    <meta:editing-duration>PT54M34S</meta:editing-duration>
    <meta:editing-cycles>3</meta:editing-cycles>
    <meta:generator>OpenOffice.org/3.3$Win32 OpenOffice.org_project/330m20$Build-9567</meta:generator>
    <meta:document-statistic meta:table-count="0" meta:image-count="1" meta:object-count="0" meta:page-count="3" meta:paragraph-count="76" meta:word-count="563" meta:character-count="3256"/>
  </office:meta>
</office:document-meta>
</file>